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4" office:value-type="string" calcext:value-type="string">
            <text:p><text:a xlink:href="http://ftp.pigwa.net/stuff/parties/prods/" xlink:type="simple">http://ftp.pigwa.net/stuff/parties/prods/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4" office:value-type="string" calcext:value-type="string">
            <text:p><text:a xlink:href="https://files.scene.org/browse/parties/" xlink:type="simple">https://files.scene.org/browse/parties/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LOAD</text:p>
          </table:table-cell>
          <table:table-cell table:style-name="ce18" office:value-type="string" calcext:value-type="string">
            <text:p>RESET</text:p>
          </table:table-cell>
          <table:table-cell table:style-name="ce18" office:value-type="string" calcext:value-type="string">
            <text:p>EXIT KEYS</text:p>
          </table:table-cell>
          <table:table-cell table:style-name="ce18" office:value-type="string" calcext:value-type="string">
            <text:p>Text</text:p>
          </table:table-cell>
          <table:table-cell table:style-name="ce18" office:value-type="string" calcext:value-type="string">
            <text:p>Sound</text:p>
          </table:table-cell>
          <table:table-cell table:style-name="ce18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3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8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ATASCII:COSMICSH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8" table:formula="of:=MID([.A3];1;FIND(&quot;:&quot;;[.A3];4)-1)" office:value-type="string" office:string-value="ATASCII" calcext:value-type="string">
            <text:p>ATASCII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ATASCII:CYBERCAT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ATASCII:ICEDEART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BONUS:INVDSR1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BONUS:INVDSR2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BONUS:INVPPS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BONUS:INVXEEN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DEMO:ATARI3D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DEMO:INCOMPLE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DEMO:SV23WEIN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DEMO:VBXE:BURNBLIT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:ADOOM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:DARKCITY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:GREEDYBAT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:ROBOMINI.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:TETRIST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:ZDENDADD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256:KILLRABB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256:SKARB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FX:ARAMAIC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FX:DAWN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FX:DONTSTEP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FX:LOVELYME</text:p>
          </table:table-cell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8"/>
          <table:table-cell table:style-name="ce15"/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2">
          <table:table-cell table:style-name="ce23" office:value-type="string" calcext:value-type="string">
            <text:p>GFX:SELFTES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26];1;FIND(&quot;:&quot;;[.A26];4)-1)" office:value-type="string" office:string-value="GFX" calcext:value-type="string">
            <text:p>GF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27];1;FIND(&quot;:&quot;;[.A27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28];1;FIND(&quot;:&quot;;[.A28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29];1;FIND(&quot;:&quot;;[.A29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MSX:DARKMOO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30];1;FIND(&quot;:&quot;;[.A30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MSX:DREAMOFF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31];1;FIND(&quot;:&quot;;[.A31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MSX:PRICKUP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32];1;FIND(&quot;:&quot;;[.A32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MSX:RYLI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33];1;FIND(&quot;:&quot;;[.A33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3" office:value-type="string" calcext:value-type="string">
            <text:p>WILD:THEDUEL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table:formula="of:=MID([.A34];1;FIND(&quot;:&quot;;[.A34];4)-1)" office:value-type="string" office:string-value="WILD" calcext:value-type="string">
            <text:p>WILD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51" calcext:value-type="float">
            <text:p>51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37]/[.B36]" office:value-type="percentage" office:value="0.0727272727272728" calcext:value-type="percentage">
            <text:p>7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11" calcext:value-type="float">
            <text:p>1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4];&quot;NO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5];&quot;YES&quot;)" office:value-type="float" office:value="11" calcext:value-type="float">
            <text:p>1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2]/[.B40]" office:value-type="percentage" office:value="0" calcext:value-type="percentage">
            <text:p>0%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1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COUNTIF([$Entries.G$1:$Entries.G$1048576];&quot;GFX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0" calcext:value-type="float">
            <text:p>0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9" calcext:value-type="float">
            <text:p>9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12"/>
      </table:named-expressions>
      <table:database-ranges>
        <table:database-range table:name="__Anonymous_Sheet_DB__1" table:target-range-address="Entries.A1:Entries.G1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21:48:53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9T21:55:46.188000000</dc:date>
    <meta:editing-cycles>755</meta:editing-cycles>
    <meta:editing-duration>P12DT2H52M23S</meta:editing-duration>
    <meta:generator>LibreOffice/7.1.5.2$Windows_x86 LibreOffice_project/85f04e9f809797b8199d13c421bd8a2b025d52b5</meta:generator>
    <meta:document-statistic meta:table-count="3" meta:cell-count="235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